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cludeNamespaceSupport.getURIFromIncludeParent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NamespaceSupport.setContext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NamespaceSupport.XIncludeNamespac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NamespaceSupport.XIncludeNamespaceSupport( Namespac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NamespaceSupport.push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